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ejaVu Sans2" svg:font-family="'DejaVu Sans'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solid" svg:stroke-width="0.256cm" svg:stroke-color="#4a7ebb" draw:stroke-linejoin="round" draw:fill="none" draw:textarea-vertical-align="middle" draw:auto-grow-height="false" draw:fit-to-size="false" fo:min-height="1.893cm" fo:min-width="2.143cm" fo:padding-top="0.125cm" fo:padding-bottom="0.125cm" fo:padding-left="0cm" fo:padding-right="0cm" fo:wrap-option="wrap" draw:shadow="hidden" draw:shadow-offset-x="0cm" draw:shadow-offset-y="0.064cm" draw:shadow-color="#000000" draw:shadow-opacity="35%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4.246cm" fo:padding-top="0.125cm" fo:padding-bottom="0.125cm" fo:padding-left="0.25cm" fo:padding-right="0.25cm" fo:wrap-option="no-wrap" draw:shadow="hidden"/>
    </style:style>
    <style:style style:name="gr3" style:family="graphic" style:parent-style-name="standard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4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651cm" fo:min-width="4.205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5" style:family="graphic" style:parent-style-name="standard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4.073cm" fo:padding-top="0.125cm" fo:padding-bottom="0.125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171cm" fo:min-width="2.861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8" style:family="graphic" style:parent-style-name="standard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9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169cm" fo:min-width="2.86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10" style:family="graphic" style:parent-style-name="standard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11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202cm" fo:min-width="2.362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12" style:family="graphic" style:parent-style-name="standard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13" style:family="graphic" style:parent-style-name="standard">
      <style:graphic-properties draw:stroke="solid" svg:stroke-width="0.071cm" svg:stroke-color="#4f81bd" draw:marker-start="" draw:marker-end="msArrowOpenEnd_20_9" draw:marker-end-width="0.426cm" draw:marker-end-center="false" draw:stroke-linejoin="round" draw:fill="none" draw:textarea-vertical-align="top" draw:auto-grow-height="false" fo:min-height="0.324cm" fo:min-width="5.533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14" style:family="graphic" style:parent-style-name="standard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15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cm" fo:min-width="1.854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 draw:shadow="hidden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7.387cm" fo:padding-top="0.125cm" fo:padding-bottom="0.125cm" fo:padding-left="0.25cm" fo:padding-right="0.25cm" fo:wrap-option="no-wrap" draw:shadow="hidden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2.587cm" fo:padding-top="0.125cm" fo:padding-bottom="0.125cm" fo:padding-left="0.25cm" fo:padding-right="0.25cm" fo:wrap-option="no-wrap" draw:shadow="hidden"/>
    </style:style>
    <style:style style:name="gr19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cm" fo:min-width="4.309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20" style:family="graphic" style:parent-style-name="standard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442cm" fo:min-width="3.108cm" fo:padding-top="0.125cm" fo:padding-bottom="0.125cm" fo:padding-left="0.25cm" fo:padding-right="0.25cm" fo:wrap-option="no-wrap" draw:shadow="hidden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4.073cm" fo:padding-top="0.125cm" fo:padding-bottom="0.125cm" fo:padding-left="0.25cm" fo:padding-right="0.25cm" fo:wrap-option="no-wrap" draw:shadow="hidden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 draw:shadow="hidden"/>
    </style:style>
    <style:style style:name="gr24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1.037cm" fo:min-width="3.254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25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1.531cm" fo:min-width="6.558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2.587cm" fo:padding-top="0.125cm" fo:padding-bottom="0.125cm" fo:padding-left="0.25cm" fo:padding-right="0.25cm" fo:wrap-option="no-wrap" draw:shadow="hidden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442cm" fo:min-width="2.697cm" fo:padding-top="0.125cm" fo:padding-bottom="0.125cm" fo:padding-left="0.25cm" fo:padding-right="0.25cm" fo:wrap-option="no-wrap" draw:shadow="hidden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442cm" fo:min-width="3.108cm" fo:padding-top="0.125cm" fo:padding-bottom="0.125cm" fo:padding-left="0.25cm" fo:padding-right="0.25cm" fo:wrap-option="no-wrap" draw:shadow="hidden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442cm" fo:min-width="2.697cm" fo:padding-top="0.125cm" fo:padding-bottom="0.125cm" fo:padding-left="0.25cm" fo:padding-right="0.25cm" fo:wrap-option="no-wrap" draw:shadow="hidden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 draw:shadow="hidden"/>
    </style:style>
    <style:style style:name="gr31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65cm" fo:min-width="4.205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 draw:shadow="hidden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4.246cm" fo:padding-top="0.125cm" fo:padding-bottom="0.125cm" fo:padding-left="0.25cm" fo:padding-right="0.25cm" fo:wrap-option="no-wrap" draw:shadow="hidden"/>
    </style:style>
    <style:style style:name="gr34" style:family="graphic">
      <style:graphic-properties style:protect="size"/>
    </style:style>
    <style:style style:name="pr1" style:family="presentation" style:parent-style-name="Standard_5f_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style:paragraph-properties fo:margin-top="0cm" fo:margin-bottom="0cm" fo:line-height="100%" fo:text-align="start"/>
      <style:text-properties fo:font-size="24pt" style:font-size-asian="24pt" style:font-size-complex="24pt"/>
    </style:style>
    <style:style style:name="P9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24pt" style:font-size-asian="24pt" style:font-size-complex="24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4" style:family="text">
      <style:text-properties fo:font-variant="normal" fo:text-transform="none" fo:color="#558ed5" style:text-line-through-style="none" style:text-line-through-type="none" style:text-position="0% 100%" style:font-name="Calibri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5" style:family="text">
      <style:text-properties fo:font-variant="normal" fo:text-transform="none" fo:color="#558ed5" style:text-line-through-style="none" style:text-line-through-type="none" style:text-position="0% 100%" style:font-name="Calibri1" fo:font-size="10.5pt" fo:letter-spacing="normal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558e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5f_" presentation:presentation-page-layout-name="AL1T0">
        <draw:custom-shape draw:name="CustomShape 1" draw:style-name="gr1" draw:text-style-name="P2" draw:layer="layout" svg:width="3.031cm" svg:height="3.031cm" svg:x="11.4cm" svg:y="1cm">
          <text:p text:style-name="P1"><text:span text:style-name="T1">E1</text:span></text:p>
          <text:p text:style-name="P1"><text:span text:style-name="T2">INIT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2" draw:text-style-name="P4" draw:layer="layout" svg:width="4.745cm" svg:height="0.691cm" svg:x="14.431cm" svg:y="0.8cm">
          <text:p text:style-name="P3"><text:span text:style-name="T3">plmeRxEnableRequest</text:span></text:p>
          <draw:enhanced-geometry draw:mirror-horizontal="false" draw:mirror-vertical="false" svg:viewBox="0 0 4746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3.031cm" svg:height="3.031cm" svg:x="17.281cm" svg:y="6cm">
          <text:p text:style-name="P1"><text:span text:style-name="T1">E2</text:span></text:p>
          <text:p text:style-name="P1"><text:span text:style-name="T2">WAIT START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" draw:text-style-name="P5" draw:layer="layout" svg:width="4.705cm" svg:height="0.9cm" draw:transform="rotate (0.56321774961857) translate (13.031cm 6.657cm)">
          <text:p/>
          <draw:enhanced-geometry draw:mirror-horizontal="true" draw:mirror-vertical="false" svg:viewBox="0 0 4706 795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5" draw:text-style-name="P2" draw:layer="layout" svg:width="3.031cm" svg:height="3.031cm" svg:x="20.6cm" svg:y="11.8cm">
          <text:p text:style-name="P1"><text:span text:style-name="T1">E3</text:span></text:p>
          <text:p text:style-name="P1"><text:span text:style-name="T2">MEMORISE T2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6" draw:text-style-name="P4" draw:layer="layout" svg:width="4.572cm" svg:height="0.691cm" svg:x="17cm" svg:y="12cm">
          <text:p text:style-name="P3"><text:span text:style-name="T3">t2 = lastRxTimestamp</text:span></text:p>
          <draw:enhanced-geometry draw:mirror-horizontal="false" draw:mirror-vertical="false" svg:viewBox="0 0 4573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5" draw:layer="layout" svg:width="3.361cm" svg:height="0.421cm" draw:transform="rotate (-1.01211643323151) translate (20.413cm 8.592cm)">
          <text:p/>
          <draw:enhanced-geometry draw:mirror-horizontal="true" draw:mirror-vertical="true" svg:viewBox="0 0 3362 420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8" draw:text-style-name="P2" draw:layer="layout" svg:width="3.031cm" svg:height="3.031cm" svg:x="14.369cm" svg:y="15.369cm">
          <text:p text:style-name="P1"><text:span text:style-name="T1">E4</text:span></text:p>
          <text:p text:style-name="P1"><text:span text:style-name="T2">SEND ACK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9" draw:text-style-name="P5" draw:layer="layout" svg:width="3.36cm" svg:height="0.419cm" draw:transform="rotate (-2.60647470492833) translate (20.904cm 14.876cm)">
          <text:p/>
          <draw:enhanced-geometry draw:mirror-horizontal="true" draw:mirror-vertical="true" svg:viewBox="0 0 3361 420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10" draw:text-style-name="P2" draw:layer="layout" svg:width="3.031cm" svg:height="3.031cm" svg:x="13.6cm" svg:y="9.076cm">
          <text:p text:style-name="P1"><text:span text:style-name="T1">E5</text:span></text:p>
          <text:p text:style-name="P1"><text:span text:style-name="T2">WAIT</text:span></text:p>
          <text:p text:style-name="P1"><text:span text:style-name="T2">ACK SENT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11" draw:text-style-name="P5" draw:layer="layout" svg:width="2.862cm" svg:height="0.459cm" draw:transform="rotate (1.8160150867001) translate (15.115cm 15.286cm)">
          <text:p/>
          <draw:enhanced-geometry draw:mirror-horizontal="true" draw:mirror-vertical="true" svg:viewBox="0 0 2863 480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12" draw:text-style-name="P2" draw:layer="layout" svg:width="3.031cm" svg:height="3.031cm" svg:x="0.569cm" svg:y="10.2cm">
          <text:p text:style-name="P1"><text:span text:style-name="T1">E7</text:span></text:p>
          <text:p text:style-name="P1"><text:span text:style-name="T2">SEND DATA REPLY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13" draw:text-style-name="P5" draw:layer="layout" svg:width="6.033cm" svg:height="0.574cm" draw:transform="rotate (-2.50873626681665) translate (13.798cm 12.421cm)">
          <text:p/>
          <draw:enhanced-geometry draw:mirror-horizontal="true" draw:mirror-vertical="true" svg:viewBox="0 0 6034 577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14" draw:text-style-name="P2" draw:layer="layout" svg:width="3.031cm" svg:height="3.031cm" svg:x="1.451cm" svg:y="3.169cm">
          <text:p text:style-name="P1"><text:span text:style-name="T1">E8</text:span></text:p>
          <text:p text:style-name="P1"><text:span text:style-name="T2">WAIT</text:span></text:p>
          <text:p text:style-name="P1"><text:span text:style-name="T2">DATA</text:span></text:p>
          <text:p text:style-name="P1"><text:span text:style-name="T2">REPLY SENT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15" draw:text-style-name="P5" draw:layer="layout" svg:width="2.354cm" svg:height="0.234cm" draw:transform="rotate (2.44712614422125) translate (4.601cm 15cm)">
          <text:p/>
          <draw:enhanced-geometry draw:mirror-horizontal="true" draw:mirror-vertical="true" svg:viewBox="0 0 2355 234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ZoneTexte 21" draw:style-name="gr16" draw:text-style-name="P7" draw:layer="layout" svg:width="4.089cm" svg:height="1.139cm" svg:x="21.138cm" svg:y="8.661cm">
          <text:p text:style-name="P6"><text:span text:style-name="T4">rxFrameAvailable</text:span></text:p>
          <text:p text:style-name="P6"><text:span text:style-name="T4">TWR_MSG_TYPE_START</text:span></text:p>
          <draw:enhanced-geometry draw:mirror-horizontal="false" draw:mirror-vertical="false" svg:viewBox="0 0 4767 11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7" draw:text-style-name="P4" draw:layer="layout" svg:width="7.886cm" svg:height="0.691cm" svg:x="17.4cm" svg:y="17cm">
          <text:p text:style-name="P3"><text:span text:style-name="T3">pdDataRequest(TWR_MSG_TYPE_ACK)</text:span></text:p>
          <draw:enhanced-geometry draw:mirror-horizontal="false" draw:mirror-vertical="false" svg:viewBox="0 0 7887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8" draw:text-style-name="P4" draw:layer="layout" svg:width="3.086cm" svg:height="0.691cm" svg:x="17.4cm" svg:y="17.6cm">
          <text:p text:style-name="P3"><text:span text:style-name="T3">Init WatchDog</text:span></text:p>
          <draw:enhanced-geometry draw:mirror-horizontal="false" draw:mirror-vertical="false" svg:viewBox="0 0 3087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9" draw:text-style-name="P5" draw:layer="layout" svg:width="4.808cm" svg:height="0.182cm" draw:transform="skewX (-0.0109955742875643) rotate (-1.42174520867458) translate (13.38cm 4.4cm)">
          <text:p/>
          <draw:enhanced-geometry draw:mirror-horizontal="false" draw:mirror-vertical="false" svg:viewBox="0 0 4798 904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20" draw:text-style-name="P2" draw:layer="layout" svg:width="3.031cm" svg:height="3.031cm" svg:x="4.969cm" svg:y="13.769cm">
          <text:p text:style-name="P1"><text:span text:style-name="T1">E6</text:span></text:p>
          <text:p text:style-name="P1"><text:span text:style-name="T2">MEMORISE T3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21" draw:text-style-name="P4" draw:layer="layout" svg:width="3.607cm" svg:height="0.691cm" svg:x="9.2cm" svg:y="15.309cm">
          <text:p text:style-name="P3"><text:span text:style-name="T5">hasTxSucceeded</text:span></text:p>
          <draw:enhanced-geometry draw:mirror-horizontal="false" draw:mirror-vertical="false" svg:viewBox="0 0 3608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2" draw:text-style-name="P4" draw:layer="layout" svg:width="4.572cm" svg:height="0.691cm" svg:x="4.2cm" svg:y="16.8cm">
          <text:p text:style-name="P3"><text:span text:style-name="T3">t3 = lastTxTimestamp</text:span></text:p>
          <draw:enhanced-geometry draw:mirror-horizontal="false" draw:mirror-vertical="false" svg:viewBox="0 0 4573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0" draw:style-name="gr23" draw:text-style-name="P7" draw:layer="layout" svg:width="8.347cm" svg:height="0.695cm" svg:x="3.51cm" svg:y="10.557cm">
          <text:p text:style-name="P6"><text:span text:style-name="T6">pdDataRequest(TWR_MSG_TYPE_DATA_REPLY, t2,t3)</text:span></text:p>
          <draw:enhanced-geometry draw:mirror-horizontal="false" draw:mirror-vertical="false" svg:viewBox="0 0 10093 6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4" draw:text-style-name="P5" draw:layer="layout" svg:width="3.754cm" svg:height="1.287cm" draw:transform="rotate (1.42209427452498) translate (0.527cm 9.754cm)">
          <text:p/>
          <draw:enhanced-geometry draw:mirror-horizontal="true" draw:mirror-vertical="true" svg:viewBox="0 0 3755 1288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25" draw:text-style-name="P5" draw:layer="layout" svg:width="7.058cm" svg:height="1.781cm" draw:transform="rotate (0.225322006432468) translate (3.93cm 1.948cm)">
          <text:p/>
          <draw:enhanced-geometry draw:mirror-horizontal="true" draw:mirror-vertical="true" svg:viewBox="0 0 8512 1764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26" draw:text-style-name="P4" draw:layer="layout" svg:width="3.086cm" svg:height="0.691cm" svg:x="3.714cm" svg:y="11.052cm">
          <text:p text:style-name="P3"><text:span text:style-name="T3">Init WatchDog</text:span></text:p>
          <draw:enhanced-geometry draw:mirror-horizontal="false" draw:mirror-vertical="false" svg:viewBox="0 0 3087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7" draw:text-style-name="P4" draw:layer="layout" svg:width="3.196cm" svg:height="0.691cm" svg:x="6.9cm" svg:y="1.4cm">
          <text:p text:style-name="P3"><text:span text:style-name="T5">End WatchDog</text:span></text:p>
          <draw:enhanced-geometry draw:mirror-horizontal="false" draw:mirror-vertical="false" svg:viewBox="0 0 3197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8" draw:text-style-name="P4" draw:layer="layout" svg:width="3.607cm" svg:height="0.691cm" svg:x="6.8cm" svg:y="1.9cm">
          <text:p text:style-name="P3"><text:span text:style-name="T5">Or hasTxSucceeded</text:span></text:p>
          <draw:enhanced-geometry draw:mirror-horizontal="false" draw:mirror-vertical="false" svg:viewBox="0 0 3608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9" draw:text-style-name="P4" draw:layer="layout" svg:width="3.196cm" svg:height="0.691cm" svg:x="13.804cm" svg:y="7.4cm">
          <text:p text:style-name="P3"><text:span text:style-name="T5">End WatchDog</text:span></text:p>
          <draw:enhanced-geometry draw:mirror-horizontal="false" draw:mirror-vertical="false" svg:viewBox="0 0 3197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1" draw:style-name="gr30" draw:text-style-name="P7" draw:layer="layout" svg:width="4.207cm" svg:height="1.139cm" svg:x="17.4cm" svg:y="2.8cm">
          <text:p text:style-name="P6"><text:span text:style-name="T4">rxFrameAvailable</text:span></text:p>
          <text:p text:style-name="P6"><text:span text:style-name="T4">!TWR_MSG_TYPE_START</text:span></text:p>
          <draw:enhanced-geometry draw:mirror-horizontal="false" draw:mirror-vertical="false" svg:viewBox="0 0 4767 11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1" draw:text-style-name="P5" draw:layer="layout" svg:width="4.705cm" svg:height="0.9cm" draw:transform="rotate (-2.45916891606001) translate (18.969cm 2.761cm)">
          <text:p/>
          <draw:enhanced-geometry draw:mirror-horizontal="true" draw:mirror-vertical="false" svg:viewBox="0 0 4706 795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ZoneTexte 40" draw:style-name="gr32" draw:text-style-name="P7" draw:layer="layout" svg:width="7.607cm" svg:height="0.695cm" svg:x="3.28cm" svg:y="10.057cm">
          <text:p text:style-name="P6"><text:span text:style-name="T6">Interframe delay between ACK and DATA_REPLY</text:span></text:p>
          <draw:enhanced-geometry draw:mirror-horizontal="false" draw:mirror-vertical="false" svg:viewBox="0 0 10093 6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3" draw:text-style-name="P9" draw:layer="layout" svg:width="4.745cm" svg:height="0.691cm" svg:x="0.355cm" svg:y="0.2cm">
          <text:p text:style-name="P8"><text:span text:style-name="T7">DecaDuino TWR server</text:span></text:p>
          <text:p text:style-name="P8"><text:span text:style-name="T8">state machine diagram</text:span></text:p>
          <draw:enhanced-geometry draw:mirror-horizontal="false" draw:mirror-vertical="false" svg:viewBox="0 0 4746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4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DejaVu Sans2" svg:font-family="'DejaVu Sans'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penEnd_20_9" draw:display-name="msArrowOpenEnd 9" svg:viewBox="0 0 600 600" svg:d="M300 0l300 546-90 54-210-384-210 384-90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cm" fo:margin-bottom="0.1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cm" fo:margin-bottom="0.1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cm" fo:margin-bottom="0.1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cm" fo:margin-bottom="0.1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cm" fo:margin-bottom="0.1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solid" draw:fill-color="#ffffff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e_20_de_20_titr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quez pour éditer le format du texte-titreCliquez pour modifier le style du titre</text:span></text:p>
        </draw:text-box>
      </draw:frame>
      <draw:frame draw:name="Espace réservé de la date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7-10-22">22/10/2017</text:date></text:span></text:p>
        </draw:text-box>
      </draw:frame>
      <draw:frame draw:name="Espace réservé du pied de page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draw:frame presentation:style-name="Diapositive_20_de_20_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presentation:notes style:page-layout-name="PM2"/>
    </style:master-page>
    <style:master-page style:name="Standard_5f_" style:display-name="Standard_" style:page-layout-name="PM1" draw:style-name="Mdp1">
      <draw:frame presentation:style-name="Standard_5f_-title" draw:layer="backgroundobjects" svg:width="22.859cm" svg:height="3.18cm" svg:x="1.27cm" svg:y="0.76cm" presentation:class="title" presentation:placeholder="true">
        <draw:text-box/>
      </draw:frame>
      <draw:frame presentation:style-name="Standard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thierry</meta:initial-creator>
    <dc:creator>Adrien </dc:creator>
    <meta:editing-cycles>28</meta:editing-cycles>
    <meta:creation-date>2017-02-03T13:58:42</meta:creation-date>
    <dc:date>2017-10-22T10:40:00.428181223</dc:date>
    <meta:editing-duration>PT2H29M2S</meta:editing-duration>
    <meta:generator>LibreOffice/5.2.7.2$Linux_X86_64 LibreOffice_project/20m0$Build-2</meta:generator>
    <meta:document-statistic meta:object-count="6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